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071ade" officeooo:paragraph-rsid="00071ade" style:font-size-asian="15pt" style:font-size-complex="15pt"/>
    </style:style>
    <style:style style:name="T1" style:family="text">
      <style:text-properties officeooo:rsid="00071ad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4">Développement Personnelle</text:span></text:p>
      <text:p text:style-name="P1"><text:span text:style-name="T1">SAS</text:span> (sourire articulation et souffle) <text:s/></text:p>
      <text:p text:style-name="P1"><text:span text:style-name="T1">PPA</text:span> (pense parole action)</text:p>
      <text:p text:style-name="P2">ASA (argent santé amou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45:04.242424302</meta:creation-date>
    <dc:date>2018-04-30T12:55:16.467251819</dc:date>
    <meta:editing-duration>PT10M15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15" meta:character-count="118" meta:non-whitespace-character-count="100"/>
  </office:meta>
</office:document-meta>
</file>